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71cm"/>
    </style:style>
    <style:style style:name="co2" style:family="table-column">
      <style:table-column-properties fo:break-before="auto" style:column-width="6.883cm"/>
    </style:style>
    <style:style style:name="co3" style:family="table-column">
      <style:table-column-properties fo:break-before="auto" style:column-width="9.514cm"/>
    </style:style>
    <style:style style:name="co4" style:family="table-column">
      <style:table-column-properties fo:break-before="auto" style:column-width="4.512cm"/>
    </style:style>
    <style:style style:name="co5" style:family="table-column">
      <style:table-column-properties fo:break-before="auto" style:column-width="7.16cm"/>
    </style:style>
    <style:style style:name="co6" style:family="table-column">
      <style:table-column-properties fo:break-before="auto" style:column-width="5.694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3.399cm"/>
    </style:style>
    <style:style style:name="co9" style:family="table-column">
      <style:table-column-properties fo:break-before="auto" style:column-width="2.681cm"/>
    </style:style>
    <style:style style:name="co10" style:family="table-column">
      <style:table-column-properties fo:break-before="auto" style:column-width="3.455cm"/>
    </style:style>
    <style:style style:name="co11" style:family="table-column">
      <style:table-column-properties fo:break-before="auto" style:column-width="2.376cm"/>
    </style:style>
    <style:style style:name="co12" style:family="table-column">
      <style:table-column-properties fo:break-before="auto" style:column-width="8.685cm"/>
    </style:style>
    <style:style style:name="co13" style:family="table-column">
      <style:table-column-properties fo:break-before="auto" style:column-width="4.367cm"/>
    </style:style>
    <style:style style:name="co14" style:family="table-column">
      <style:table-column-properties fo:break-before="auto" style:column-width="4.678cm"/>
    </style:style>
    <style:style style:name="co15" style:family="table-column">
      <style:table-column-properties fo:break-before="auto" style:column-width="2.963cm"/>
    </style:style>
    <style:style style:name="co16" style:family="table-column">
      <style:table-column-properties fo:break-before="auto" style:column-width="3.074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>
        <table:iteration table:status="enable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Reference</text:p>
          </table:table-cell>
          <table:table-cell office:value-type="string">
            <text:p>Description</text:p>
          </table:table-cell>
          <table:table-cell office:value-type="string">
            <text:p>Manufacturer</text:p>
          </table:table-cell>
          <table:table-cell office:value-type="string">
            <text:p>Manufacturer Part Number</text:p>
          </table:table-cell>
          <table:table-cell table:number-columns-repeated="13"/>
        </table:table-row>
        <table:table-row table:style-name="ro1">
          <table:table-cell office:value-type="string">
            <text:p>B1, B2</text:p>
          </table:table-cell>
          <table:table-cell office:value-type="string">
            <text:p>RECTIFIER SCHOTTKY 1A 100V MBS-1</text:p>
          </table:table-cell>
          <table:table-cell office:value-type="string">
            <text:p>MICRO COMMERCIAL CO (VA)</text:p>
          </table:table-cell>
          <table:table-cell office:value-type="string">
            <text:p>MB110S-TP</text:p>
          </table:table-cell>
          <table:table-cell table:number-columns-repeated="13"/>
        </table:table-row>
        <table:table-row table:style-name="ro1">
          <table:table-cell office:value-type="string">
            <text:p>R1 -&gt; R4</text:p>
          </table:table-cell>
          <table:table-cell office:value-type="string">
            <text:p>RES SMD 75 OHM 1% 1/10W 0603</text:p>
          </table:table-cell>
          <table:table-cell office:value-type="string">
            <text:p>ROHM SEMICONDUCTOR (PASSIVE) (VA)</text:p>
          </table:table-cell>
          <table:table-cell office:value-type="string">
            <text:p>MCR03ERTF75R0</text:p>
          </table:table-cell>
          <table:table-cell table:number-columns-repeated="13"/>
        </table:table-row>
        <table:table-row table:style-name="ro1">
          <table:table-cell office:value-type="string">
            <text:p>R5</text:p>
          </table:table-cell>
          <table:table-cell office:value-type="string">
            <text:p>RES SMD 180 OHM 5% 1/10W 0603</text:p>
          </table:table-cell>
          <table:table-cell office:value-type="string">
            <text:p>SAMSUNG ELECTRO-MECHANICS AMERICA, INC (VA)</text:p>
          </table:table-cell>
          <table:table-cell office:value-type="string">
            <text:p>RC1608J181CS</text:p>
          </table:table-cell>
          <table:table-cell table:number-columns-repeated="13"/>
        </table:table-row>
        <table:table-row table:style-name="ro1">
          <table:table-cell office:value-type="string">
            <text:p>D1</text:p>
          </table:table-cell>
          <table:table-cell office:value-type="string">
            <text:p>TVS DIODE 58VWM 93.6VC SMA</text:p>
          </table:table-cell>
          <table:table-cell office:value-type="string">
            <text:p>ON SEMICONDUCTOR (VA)</text:p>
          </table:table-cell>
          <table:table-cell office:value-type="string">
            <text:p>1SMA58AT3G</text:p>
          </table:table-cell>
          <table:table-cell table:number-columns-repeated="13"/>
        </table:table-row>
        <table:table-row table:style-name="ro1">
          <table:table-cell office:value-type="string">
            <text:p>C10</text:p>
          </table:table-cell>
          <table:table-cell office:value-type="string">
            <text:p>CAP CER 0.1UF 16V 10% X7R 0603</text:p>
          </table:table-cell>
          <table:table-cell office:value-type="string">
            <text:p>YAGEO (VA)</text:p>
          </table:table-cell>
          <table:table-cell office:value-type="string">
            <text:p>CC0603KRX7R7BB104</text:p>
          </table:table-cell>
          <table:table-cell table:number-columns-repeated="13"/>
        </table:table-row>
        <table:table-row table:style-name="ro1">
          <table:table-cell office:value-type="string">
            <text:p>C3</text:p>
          </table:table-cell>
          <table:table-cell office:value-type="string">
            <text:p>CAP CER 1000PF 2KV 10% X7R 1206</text:p>
          </table:table-cell>
          <table:table-cell office:value-type="string">
            <text:p>JOHANSON DIELECTRICS INC (VA)</text:p>
          </table:table-cell>
          <table:table-cell office:value-type="string">
            <text:p>202R18W102KV4E</text:p>
          </table:table-cell>
          <table:table-cell table:number-columns-repeated="13"/>
        </table:table-row>
        <table:table-row table:style-name="ro1">
          <table:table-cell office:value-type="string">
            <text:p>C11</text:p>
          </table:table-cell>
          <table:table-cell office:value-type="string">
            <text:p>CAP CER 10UF 16V 20% X5R 0603</text:p>
          </table:table-cell>
          <table:table-cell office:value-type="string">
            <text:p>TAIYO YUDEN (VA)</text:p>
          </table:table-cell>
          <table:table-cell office:value-type="string">
            <text:p>EMK107BBJ106MA-T</text:p>
          </table:table-cell>
          <table:table-cell table:number-columns-repeated="13"/>
        </table:table-row>
        <table:table-row table:style-name="ro1">
          <table:table-cell office:value-type="string">
            <text:p>C7, C8, C9</text:p>
          </table:table-cell>
          <table:table-cell office:value-type="string">
            <text:p>CAP CER 4700PF 2KV 10% X7R 1812</text:p>
          </table:table-cell>
          <table:table-cell office:value-type="string">
            <text:p>JOHANSON DIELECTRICS INC (VA)</text:p>
          </table:table-cell>
          <table:table-cell office:value-type="string">
            <text:p>202S43W472KV4E</text:p>
          </table:table-cell>
          <table:table-cell table:number-columns-repeated="13"/>
        </table:table-row>
        <table:table-row table:style-name="ro1">
          <table:table-cell office:value-type="string">
            <text:p>F1</text:p>
          </table:table-cell>
          <table:table-cell office:value-type="string">
            <text:p>PTC RESET 16V SMD 1812 1.25A</text:p>
          </table:table-cell>
          <table:table-cell office:value-type="string">
            <text:p>LITTELFUSE</text:p>
          </table:table-cell>
          <table:table-cell office:value-type="string">
            <text:p>1812L125/16DR</text:p>
          </table:table-cell>
          <table:table-cell table:number-columns-repeated="13"/>
        </table:table-row>
        <table:table-row table:style-name="ro1">
          <table:table-cell office:value-type="string">
            <text:p>D2</text:p>
          </table:table-cell>
          <table:table-cell office:value-type="string">
            <text:p>LED GREEN CLEAR THIN 0603 SMD</text:p>
          </table:table-cell>
          <table:table-cell office:value-type="string">
            <text:p>LITE-ON INC (VA)</text:p>
          </table:table-cell>
          <table:table-cell office:value-type="string">
            <text:p>LTST-C191KGKT</text:p>
          </table:table-cell>
          <table:table-cell table:number-columns-repeated="13"/>
        </table:table-row>
        <table:table-row table:style-name="ro1">
          <table:table-cell office:value-type="string">
            <text:p>C1, C2, C4, C5</text:p>
          </table:table-cell>
          <table:table-cell office:value-type="string">
            <text:p>CAP CER 10000PF 100V X7R 0603</text:p>
          </table:table-cell>
          <table:table-cell office:value-type="string">
            <text:p>TDK CORPORATION (VA)</text:p>
          </table:table-cell>
          <table:table-cell office:value-type="string">
            <text:p>C1608X7R2A103K080AA</text:p>
          </table:table-cell>
          <table:table-cell table:number-columns-repeated="13"/>
        </table:table-row>
        <table:table-row table:style-name="ro1">
          <table:table-cell office:value-type="string">
            <text:p>J1, J2</text:p>
          </table:table-cell>
          <table:table-cell office:value-type="string">
            <text:p>CONN MOD JACK 8P8C R/A SHIELDED</text:p>
          </table:table-cell>
          <table:table-cell office:value-type="string">
            <text:p>AMPHENOL COMMERCIAL PRODUCTS</text:p>
          </table:table-cell>
          <table:table-cell office:value-type="string">
            <text:p>RJSSE-5380</text:p>
          </table:table-cell>
          <table:table-cell table:number-columns-repeated="13"/>
        </table:table-row>
        <table:table-row table:style-name="ro1">
          <table:table-cell office:value-type="string">
            <text:p>D3, D4</text:p>
          </table:table-cell>
          <table:table-cell office:value-type="string">
            <text:p>TVS DIODE 5VWM 14VC SOD323</text:p>
          </table:table-cell>
          <table:table-cell office:value-type="string">
            <text:p>DIODES INCORPORATED (VA)</text:p>
          </table:table-cell>
          <table:table-cell office:value-type="string">
            <text:p>DESD5V0S1BA-7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P1</text:p>
          </table:table-cell>
          <table:table-cell office:value-type="string">
            <text:p>PIN HEAD TALL LONG TAIL 2*20</text:p>
          </table:table-cell>
          <table:table-cell table:number-columns-repeated="2" office:value-type="string">
            <text:p>?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TR1</text:p>
          </table:table-cell>
          <table:table-cell office:value-type="string">
            <text:p>PoE TRANSFORMER</text:p>
          </table:table-cell>
          <table:table-cell office:value-type="string">
            <text:p>Würth Electronik</text:p>
          </table:table-cell>
          <table:table-cell table:style-name="ce2" office:value-type="float" office:value="749012011">
            <text:p>749012011</text:p>
          </table:table-cell>
          <table:table-cell table:number-columns-repeated="13"/>
        </table:table-row>
        <table:table-row table:style-name="ro1">
          <table:table-cell office:value-type="string">
            <text:p>FB1-&gt;FB3, FB5, FB7, FB8</text:p>
          </table:table-cell>
          <table:table-cell office:value-type="string">
            <text:p>FERRITE BEAD</text:p>
          </table:table-cell>
          <table:table-cell office:value-type="string">
            <text:p>Würth Electronik</text:p>
          </table:table-cell>
          <table:table-cell table:style-name="ce2" office:value-type="float" office:value="742792651">
            <text:p>742792651</text:p>
          </table:table-cell>
          <table:table-cell table:number-columns-repeated="13"/>
        </table:table-row>
        <table:table-row table:style-name="ro1">
          <table:table-cell office:value-type="string">
            <text:p>C6</text:p>
          </table:table-cell>
          <table:table-cell office:value-type="string">
            <text:p>CAP 470uF 25V</text:p>
          </table:table-cell>
          <table:table-cell office:value-type="string">
            <text:p>Würth Electronik</text:p>
          </table:table-cell>
          <table:table-cell table:style-name="ce2" office:value-type="float" office:value="865060457009">
            <text:p>865060457009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U1</text:p>
          </table:table-cell>
          <table:table-cell office:value-type="string">
            <text:p>PoE DC/DC MODULE</text:p>
          </table:table-cell>
          <table:table-cell office:value-type="string">
            <text:p>Silvertel</text:p>
          </table:table-cell>
          <table:table-cell office:value-type="string">
            <text:p>AG9805-M</text:p>
          </table:table-cell>
          <table:table-cell table:number-columns-repeated="1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1T21:08:27</dc:date>
    <meta:generator>LibreOffice/3.5$Linux_X86_64 LibreOffice_project/350m1$Build-2</meta:generator>
    <meta:editing-duration>PT1H28M15S</meta:editing-duration>
    <meta:editing-cycles>8</meta:editing-cycles>
    <dc:creator>Otso Jousimaa</dc:creator>
    <meta:document-statistic meta:table-count="1" meta:cell-count="76" meta:object-count="0"/>
  </office:meta>
</office:document-meta>
</file>